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242cm" fo:margin-left="0cm" fo:margin-top="0cm" fo:margin-bottom="0cm" table:align="left" style:writing-mode="lr-tb"/>
    </style:style>
    <style:style style:name="Tabelle1.A" style:family="table-column">
      <style:table-column-properties style:column-width="5.242cm"/>
    </style:style>
    <style:style style:name="Tabelle1.1" style:family="table-row">
      <style:table-row-properties style:min-row-height="0.448cm" fo:keep-together="auto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6.493cm" fo:margin-left="9.493cm" fo:margin-top="0cm" fo:margin-bottom="0cm" table:align="left" style:writing-mode="lr-tb"/>
    </style:style>
    <style:style style:name="Tabelle3.A" style:family="table-column">
      <style:table-column-properties style:column-width="6.493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6.518cm" fo:margin-left="9.493cm" fo:margin-top="0cm" fo:margin-bottom="0cm" table:align="left" style:writing-mode="lr-tb"/>
    </style:style>
    <style:style style:name="Tabelle4.A" style:family="table-column">
      <style:table-column-properties style:column-width="6.518cm"/>
    </style:style>
    <style:style style:name="Tabelle4.1" style:family="table-row">
      <style:table-row-properties style:min-row-height="1.593cm" fo:keep-together="auto"/>
    </style:style>
    <style:style style:name="Tabelle4.A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8.243cm" fo:margin-left="0cm" fo:margin-top="0cm" fo:margin-bottom="0cm" table:align="left" style:writing-mode="lr-tb"/>
    </style:style>
    <style:style style:name="Tabelle5.A" style:family="table-column">
      <style:table-column-properties style:column-width="8.24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5.984cm" fo:margin-left="0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none" style:writing-mode="lr-tb"/>
    </style:style>
    <style:style style:name="Tabelle7" style:family="table">
      <style:table-properties style:width="16.166cm" fo:margin-left="0cm" fo:margin-top="0cm" fo:margin-bottom="0cm" table:align="left" style:writing-mode="lr-tb"/>
    </style:style>
    <style:style style:name="Tabelle7.A" style:family="table-column">
      <style:table-column-properties style:column-width="1.653cm"/>
    </style:style>
    <style:style style:name="Tabelle7.B" style:family="table-column">
      <style:table-column-properties style:column-width="1.445cm"/>
    </style:style>
    <style:style style:name="Tabelle7.C" style:family="table-column">
      <style:table-column-properties style:column-width="1.797cm"/>
    </style:style>
    <style:style style:name="Tabelle7.D" style:family="table-column">
      <style:table-column-properties style:column-width="5.816cm"/>
    </style:style>
    <style:style style:name="Tabelle7.E" style:family="table-column">
      <style:table-column-properties style:column-width="2.93cm"/>
    </style:style>
    <style:style style:name="Tabelle7.F" style:family="table-column">
      <style:table-column-properties style:column-width="2.526cm"/>
    </style:style>
    <style:style style:name="Tabelle7.1" style:family="table-row">
      <style:table-row-properties style:min-row-height="0.617cm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7.2" style:family="table-row">
      <style:table-row-properties style:min-row-height="0.716cm" fo:keep-together="auto"/>
    </style:style>
    <style:style style:name="Tabelle7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3" style:family="table-row">
      <style:table-row-properties style:min-row-height="0.736cm" fo:keep-together="auto"/>
    </style:style>
    <style:style style:name="Tabelle7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6" style:family="table-row">
      <style:table-row-properties style:min-row-height="0.748cm" fo:keep-together="auto"/>
    </style:style>
    <style:style style:name="Tabelle7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7" style:family="table-row">
      <style:table-row-properties style:min-row-height="0.676cm" fo:keep-together="auto"/>
    </style:style>
    <style:style style:name="Tabelle7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8" style:family="table">
      <style:table-properties style:width="15.984cm" fo:margin-left="0cm" fo:margin-top="0cm" fo:margin-bottom="0cm" table:align="left" style:writing-mode="lr-tb"/>
    </style:style>
    <style:style style:name="Tabelle8.A" style:family="table-column">
      <style:table-column-properties style:column-width="15.98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15.984cm" fo:margin-left="0cm" fo:margin-top="0cm" fo:margin-bottom="0cm" table:align="left" style:writing-mode="lr-tb"/>
    </style:style>
    <style:style style:name="Tabelle9.A" style:family="table-column">
      <style:table-column-properties style:column-width="15.984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paragraph-rsid="0014d34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4d347" officeooo:paragraph-rsid="0014d34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14d347" officeooo:paragraph-rsid="0014d34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>
        <style:tab-stops>
          <style:tab-stop style:position="7.011cm"/>
          <style:tab-stop style:position="16.002cm" style:type="right"/>
        </style:tab-stops>
      </style:paragraph-properties>
    </style:style>
    <style:style style:name="P13" style:family="paragraph" style:parent-style-name="Standard">
      <style:text-properties officeooo:paragraph-rsid="000e1abe" style:font-name-asian="Arial1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4d347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119dc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paragraph-rsid="0014d34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19dc2" officeooo:paragraph-rsid="00119dc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P23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1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119dc2">
        <loext:char-complex-color loext:theme-type="dark1" loext:color-type="theme"/>
      </style:text-properties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4d347" style:font-weight-asian="bold"/>
    </style:style>
    <style:style style:name="T12" style:family="text">
      <style:text-properties officeooo:rsid="0005278b"/>
    </style:style>
    <style:style style:name="T13" style:family="text">
      <style:text-properties officeooo:rsid="0005a06b"/>
    </style:style>
    <style:style style:name="T14" style:family="text">
      <style:text-properties officeooo:rsid="000fbc59"/>
    </style:style>
    <style:style style:name="T15" style:family="text">
      <style:text-properties officeooo:rsid="00112b82"/>
    </style:style>
    <style:style style:name="T16" style:family="text">
      <style:text-properties officeooo:rsid="0014d347"/>
    </style:style>
    <style:style style:name="T17" style:family="text"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officeooo:rsid="00160f7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Hlk527651415"/></text:p>
      <text:p text:style-name="Standard"/>
      <text:p text:style-name="P11"><draw:frame draw:style-name="fr1" draw:name="Rahmen1" text:anchor-type="paragraph" svg:x="0cm" svg:y="0.783cm" svg:width="8.438cm" draw:z-index="1" loext:may-break-between-pages="true"><draw:text-box fo:min-height="1.898cm"><table:table table:name="Tabelle1" table:style-name="Tabelle1"><table:table-column table:style-name="Tabelle1.A"/><table:table-row table:style-name="Tabelle1.1"><table:table-cell table:style-name="Tabelle1.A1" office:value-type="string"><text:p text:style-name="P15" loext:marker-style-name="T7"><text:span text:style-name="T7">Rechnungsempfänger: </text:span></text:p><text:p text:style-name="P15" loext:marker-style-name="T7"><text:span text:style-name="T8">Manuel Adler </text:span></text:p><text:p text:style-name="P18" loext:marker-style-name="T7"><text:span text:style-name="T7">Ziegelstraße 72<text:line-break/>71720 Oberstenfeld </text:span></text:p></table:table-cell></table:table-row></table:table></draw:text-box></draw:frame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"><text:span text:style-name="T12">Brauverein Schwabach e.V.</text:span> </text:p>
            <text:p text:style-name="P1">Nördliche Ringstrasse 12B</text:p>
            <text:p text:style-name="P6"><text:span text:style-name="T12">91126</text:span> <text:span text:style-name="T12">Schwabach</text:span></text:p>
          </table:table-cell>
        </table:table-row>
      </table:table>
      <text:p text:style-name="P11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6"><text:span text:style-name="T16">Rechnungsd</text:span>atum: <text:span text:style-name="T16">24</text:span>.0<text:span text:style-name="T16">2</text:span>.20<text:span text:style-name="T15">25</text:span></text:p>
            <text:p text:style-name="P9">Leistungsdatum: 2<text:span text:style-name="T18">6</text:span>.0<text:span text:style-name="T18">4</text:span>.2025</text:p>
            <text:p text:style-name="P6">Rechnungsnummer: 20<text:span text:style-name="T15">25</text:span>-100<text:span text:style-name="T16">2</text:span></text:p>
          </table:table-cell>
        </table:table-row>
      </table:table>
      <text:p text:style-name="P1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" loext:marker-style-name="T9"><text:span text:style-name="T9">Rechnung</text:span><text:span text:style-name="T9"/></text:p>
          </table:table-cell>
        </table:table-row>
      </table:table>
      <text:p text:style-name="P11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4"><text:span text:style-name="T17">Sehr geehrter Herr </text:span>Manuel Adler <text:span text:style-name="T17">,</text:span></text:p>
            <text:p text:style-name="P4"/>
            <text:p text:style-name="P4">vielen Dank, für Ihren Auftrag. Vereinbarungsgemäß berechnen wir Ihnen hiermit folgende Leistungen: </text:p>
          </table:table-cell>
        </table:table-row>
      </table:table>
      <text:p text:style-name="P11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4">Position</text:p>
          </table:table-cell>
          <table:table-cell table:style-name="Tabelle7.A1" office:value-type="string">
            <text:p text:style-name="P6">Anzahl</text:p>
          </table:table-cell>
          <table:table-cell table:style-name="Tabelle7.A1" office:value-type="string">
            <text:p text:style-name="P6">Einheit</text:p>
          </table:table-cell>
          <table:table-cell table:style-name="Tabelle7.A1" office:value-type="string">
            <text:p text:style-name="P4">Bezeichnung</text:p>
          </table:table-cell>
          <table:table-cell table:style-name="Tabelle7.A1" office:value-type="string">
            <text:p text:style-name="P6">Einzelpreis</text:p>
          </table:table-cell>
          <table:table-cell table:style-name="Tabelle7.A1" office:value-type="string">
            <text:p text:style-name="P6">Gesamtpreis</text:p>
          </table:table-cell>
        </table:table-row>
        <table:table-row table:style-name="Tabelle7.2">
          <table:table-cell table:style-name="Tabelle7.A2" office:value-type="string">
            <text:p text:style-name="P4">1</text:p>
          </table:table-cell>
          <table:table-cell table:style-name="Tabelle7.B2" office:value-type="string">
            <text:p text:style-name="P8">1</text:p>
          </table:table-cell>
          <table:table-cell table:style-name="Tabelle7.C2" office:value-type="string">
            <text:p text:style-name="P4">Stück</text:p>
          </table:table-cell>
          <table:table-cell table:style-name="Tabelle7.D2" office:value-type="string">
            <text:p text:style-name="P8">Beertasting <text:span text:style-name="T18">am 26.04.2025</text:span></text:p>
          </table:table-cell>
          <table:table-cell table:style-name="Tabelle7.E2" office:value-type="string">
            <text:p text:style-name="P6"><text:span text:style-name="T16">200,00</text:span> €</text:p>
          </table:table-cell>
          <table:table-cell table:style-name="Tabelle7.F2" office:value-type="string">
            <text:p text:style-name="P6"><text:span text:style-name="T16">200,00</text:span> €</text:p>
          </table:table-cell>
        </table:table-row>
        <table:table-row table:style-name="Tabelle7.3">
          <table:table-cell table:style-name="Tabelle7.A3" office:value-type="string">
            <text:p text:style-name="P4"/>
          </table:table-cell>
          <table:table-cell table:style-name="Tabelle7.B3" office:value-type="string">
            <text:p text:style-name="P4"/>
          </table:table-cell>
          <table:table-cell table:style-name="Tabelle7.C3" office:value-type="string">
            <text:p text:style-name="P4"/>
          </table:table-cell>
          <table:table-cell table:style-name="Tabelle7.D3" office:value-type="string">
            <text:p text:style-name="P4"/>
          </table:table-cell>
          <table:table-cell table:style-name="Tabelle7.E3" office:value-type="string">
            <text:p text:style-name="P6"/>
          </table:table-cell>
          <table:table-cell table:style-name="Tabelle7.F3" office:value-type="string">
            <text:p text:style-name="P6"/>
          </table:table-cell>
        </table:table-row>
        <table:table-row table:style-name="Tabelle7.3">
          <table:table-cell table:style-name="Tabelle7.A4" office:value-type="string">
            <text:p text:style-name="P4"/>
          </table:table-cell>
          <table:table-cell table:style-name="Tabelle7.B4" office:value-type="string">
            <text:p text:style-name="P4"/>
          </table:table-cell>
          <table:table-cell table:style-name="Tabelle7.C4" office:value-type="string">
            <text:p text:style-name="P4"/>
          </table:table-cell>
          <table:table-cell table:style-name="Tabelle7.D4" office:value-type="string">
            <text:p text:style-name="P4"/>
          </table:table-cell>
          <table:table-cell table:style-name="Tabelle7.E4" office:value-type="string">
            <text:p text:style-name="P4"/>
          </table:table-cell>
          <table:table-cell table:style-name="Tabelle7.F4" office:value-type="string">
            <text:p text:style-name="P6"/>
          </table:table-cell>
        </table:table-row>
        <table:table-row table:style-name="Tabelle7.3">
          <table:table-cell table:style-name="Tabelle7.A5" office:value-type="string">
            <text:p text:style-name="P4"/>
          </table:table-cell>
          <table:table-cell table:style-name="Tabelle7.B5" office:value-type="string">
            <text:p text:style-name="P4"/>
          </table:table-cell>
          <table:table-cell table:style-name="Tabelle7.C5" office:value-type="string">
            <text:p text:style-name="P4"/>
          </table:table-cell>
          <table:table-cell table:style-name="Tabelle7.D5" office:value-type="string">
            <text:p text:style-name="P4"/>
          </table:table-cell>
          <table:table-cell table:style-name="Tabelle7.E5" office:value-type="string">
            <text:p text:style-name="P4"/>
          </table:table-cell>
          <table:table-cell table:style-name="Tabelle7.F5" office:value-type="string">
            <text:p text:style-name="P6"/>
          </table:table-cell>
        </table:table-row>
        <table:table-row table:style-name="Tabelle7.6">
          <table:table-cell table:style-name="Tabelle7.A6" table:number-columns-spanned="5" office:value-type="string">
            <text:p text:style-name="P4"><text:span text:style-name="T13">P</text:span>reis</text:p>
          </table:table-cell>
          <table:covered-table-cell/>
          <table:covered-table-cell/>
          <table:covered-table-cell/>
          <table:covered-table-cell/>
          <table:table-cell table:style-name="Tabelle7.F6" office:value-type="string">
            <text:p text:style-name="P7"><text:span text:style-name="T16">200,00</text:span> €</text:p>
          </table:table-cell>
        </table:table-row>
        <table:table-row table:style-name="Tabelle7.7">
          <table:table-cell table:style-name="Tabelle7.A7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le7.F7" office:value-type="string">
            <text:p text:style-name="P6"/>
          </table:table-cell>
        </table:table-row>
        <table:table-row table:style-name="Tabelle7.7">
          <table:table-cell table:style-name="Tabelle7.A1" table:number-columns-spanned="5" office:value-type="string">
            <text:p text:style-name="P4" loext:marker-style-name="T10"><text:span text:style-name="T10">Rechnungsbetrag</text:span><text:span text:style-name="T10"/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7" loext:marker-style-name="T10"><text:span text:style-name="T11">200,00</text:span><text:span text:style-name="T10"> €</text:span></text:p>
          </table:table-cell>
        </table:table-row>
      </table:table>
      <text:p text:style-name="P11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3">Gemäß § 19 Abs. 1 UStG wird keine Umsatzsteuer ausgewiesen.</text:p>
            <text:p text:style-name="P4">Bitte überweisen Sie den Rechnungsbetrag innerhalb von 14 Tagen auf unser unten genanntes Konto.</text:p>
            <text:p text:style-name="P4"/>
            <text:p text:style-name="P5">Für weitere Fragen stehen wir Ihnen sehr gerne zur Verfügung.</text:p>
          </table:table-cell>
        </table:table-row>
      </table:table>
      <text:p text:style-name="P11"><text:bookmark-end text:name="_Hlk527651415"/></text:p>
      <text:p text:style-name="P12"><draw:frame draw:style-name="fr1" draw:name="Rahmen3" text:anchor-type="paragraph" svg:x="0.053cm" svg:y="-0.044cm" svg:width="15.984cm" draw:z-index="2" loext:may-break-between-pages="true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4">Mit freundlichen Grüßen</text:p><text:p text:style-name="P4"><text:span text:style-name="T14">André Betz</text:span> 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0" style:family="table">
      <style:table-properties style:width="16.484cm" fo:margin-left="-0.25cm" fo:margin-top="0cm" fo:margin-bottom="0cm" table:align="left" style:writing-mode="lr-tb"/>
    </style:style>
    <style:style style:name="Tabelle10.A" style:family="table-column">
      <style:table-column-properties style:column-width="5.583cm"/>
    </style:style>
    <style:style style:name="Tabelle10.B" style:family="table-column">
      <style:table-column-properties style:column-width="5.503cm"/>
    </style:style>
    <style:style style:name="Tabelle10.C" style:family="table-column">
      <style:table-column-properties style:column-width="5.398cm"/>
    </style:style>
    <style:style style:name="Tabelle10.1" style:family="table-row">
      <style:table-row-properties style:min-row-height="0.101cm" fo:keep-together="auto"/>
    </style:style>
    <style:style style:name="Tabelle10.A1" style:family="table-cell">
      <style:table-cell-properties fo:padding-left="0.191cm" fo:padding-right="0.191cm" fo:padding-top="0cm" fo:padding-bottom="0cm" fo:border="none" style:writing-mode="lr-tb"/>
    </style:style>
    <style:style style:name="Tabelle11" style:family="table">
      <style:table-properties style:width="16.284cm" fo:margin-left="-0.25cm" fo:margin-top="0cm" fo:margin-bottom="0cm" table:align="left" style:writing-mode="lr-tb"/>
    </style:style>
    <style:style style:name="Tabelle11.A" style:family="table-column">
      <style:table-column-properties style:column-width="6.96cm"/>
    </style:style>
    <style:style style:name="Tabelle11.B" style:family="table-column">
      <style:table-column-properties style:column-width="3.923cm"/>
    </style:style>
    <style:style style:name="Tabelle11.C" style:family="table-column">
      <style:table-column-properties style:column-width="5.401cm"/>
    </style:style>
    <style:style style:name="Tabelle11.1" style:family="table-row">
      <style:table-row-properties style:min-row-height="0.101cm"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MP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3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6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Bild1" text:anchor-type="char" svg:x="10.853cm" svg:y="0.053cm" svg:width="5.092cm" svg:height="3.533cm" draw:z-index="0"><draw:image xlink:href="Pictures/100000000000049E00000334445B14B6BAE1F0D1.png" xlink:type="simple" xlink:show="embed" xlink:actuate="onLoad" draw:mime-type="image/png"/></draw:frame><text:span text:style-name="MT1"/></text:p>
      </style:header>
      <style:foot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1" loext:marker-style-name="MT2"><text:span text:style-name="MT2">Brauverein Schwabach e.V.</text:span></text:p>
              <text:p text:style-name="MP2" loext:marker-style-name="MT2"><text:span text:style-name="MT3">Nördliche Ringstrasse 12B</text:span></text:p>
              <text:p text:style-name="MP1" loext:marker-style-name="MT2"><text:span text:style-name="MT2">91126 Schwabach</text:span></text:p>
              <text:p text:style-name="MP2" loext:marker-style-name="MT2"><text:span text:style-name="MT2">Tel: +</text:span><text:span text:style-name="MT3">49 (0)911 3606040</text:span></text:p>
              <text:p text:style-name="MP2" loext:marker-style-name="MT2"><text:span text:style-name="MT2">E-Mail: info@</text:span><text:span text:style-name="MT3">Brauverein-Schwabach.de</text:span></text:p>
            </table:table-cell>
            <table:table-cell table:style-name="Tabelle10.A1" office:value-type="string">
              <text:p text:style-name="MP2" loext:marker-style-name="MT2"><text:span text:style-name="MT2">Kreditinstitut: </text:span><text:span text:style-name="MT3">Sparkasse Mittelfranken Süd</text:span></text:p>
              <text:p text:style-name="MP3" loext:marker-style-name="MT2"><text:span text:style-name="MT4">IBAN: </text:span><text:span text:style-name="MT2">DE83 7645 0000 0231 9280 78 </text:span></text:p>
              <text:p text:style-name="MP3" loext:marker-style-name="MT2"><text:span text:style-name="MT4">BIC: </text:span><text:span text:style-name="MT2">BYLADEM1SRS </text:span></text:p>
              <text:p text:style-name="MP2" loext:marker-style-name="MT2"><text:span text:style-name="MT2">Kto. Inh.: </text:span><text:span text:style-name="MT3">Brauverein Schwabach e.V.</text:span></text:p>
            </table:table-cell>
            <table:table-cell table:style-name="Tabelle10.A1" office:value-type="string">
              <text:p text:style-name="MP4"><text:span text:style-name="MT5">VR</text:span><text:span text:style-name="MT2">: </text:span><text:span text:style-name="MT5">202538</text:span></text:p>
              <text:p text:style-name="MP5"><text:span text:style-name="MT5">S</text:span><text:span text:style-name="MT2">teuernummer: 241/111/30279 </text:span></text:p>
              <text:p text:style-name="MP4"><text:span text:style-name="MT2">Amtsgericht: </text:span><text:span text:style-name="MT3">Nürnberg</text:span><text:span text:style-name="MT2"> </text:span></text:p>
              <text:p text:style-name="MP4" loext:marker-style-name="MT2"><text:span text:style-name="MT2">Geschäftsführer: </text:span><text:span text:style-name="MT3">André Betz<text:line-break/></text:span><text:span text:style-name="MT2">Webseite: www.</text:span><text:span text:style-name="MT3">Brauverein-Schwabach</text:span><text:span text:style-name="MT2">.de </text:span></text:p>
            </table:table-cell>
          </table:table-row>
        </table:table>
        <text:p text:style-name="MP6" loext:marker-style-name="MT6"/>
      </style:footer>
    </style:master-page>
    <style:master-page style:name="Converted1" style:page-layout-name="Mpm1" draw:style-name="Mdp1">
      <style:header>
        <text:p text:style-name="Header" loext:marker-style-name="MT1"><text:span text:style-name="MT1"><text:tab/><text:tab/>[Ihr Logo]</text:span></text:p>
        <text:p text:style-name="MP7"/>
      </style:header>
      <style:footer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MP2" loext:marker-style-name="MT2"><text:span text:style-name="MT2">Musterfirma GmbH</text:span></text:p>
              <text:p text:style-name="MP2" loext:marker-style-name="MT2"><text:span text:style-name="MT2">Musterstraße, 23</text:span></text:p>
              <text:p text:style-name="MP2" loext:marker-style-name="MT2"><text:span text:style-name="MT2">12345, Musterhausen</text:span></text:p>
              <text:p text:style-name="MP2" loext:marker-style-name="MT2"><text:span text:style-name="MT2">Tel: +40 (0)30 12345678</text:span></text:p>
              <text:p text:style-name="MP2" loext:marker-style-name="MT2"><text:span text:style-name="MT2">E-Mail: info@muster.de</text:span></text:p>
            </table:table-cell>
            <table:table-cell table:style-name="Tabelle11.A1" office:value-type="string">
              <text:p text:style-name="MP2" loext:marker-style-name="MT2"><text:span text:style-name="MT2">Kreditinstitut: Commerzbank</text:span></text:p>
              <text:p text:style-name="MP2" loext:marker-style-name="MT2"><text:span text:style-name="MT2">IBAN: DE3423 4562 3435 6765</text:span></text:p>
              <text:p text:style-name="MP2" loext:marker-style-name="MT2"><text:span text:style-name="MT2">BIC: COBADEFFXXX</text:span></text:p>
              <text:p text:style-name="MP2" loext:marker-style-name="MT2"><text:span text:style-name="MT2">Kto. Inh.: Max Mustermann</text:span></text:p>
            </table:table-cell>
            <table:table-cell table:style-name="Tabelle11.A1" office:value-type="string">
              <text:p text:style-name="MP4" loext:marker-style-name="MT2"><text:span text:style-name="MT2">USt-ID: DE24324567</text:span></text:p>
              <text:p text:style-name="MP4" loext:marker-style-name="MT2"><text:span text:style-name="MT2">HRB: 1234567B </text:span></text:p>
              <text:p text:style-name="MP4" loext:marker-style-name="MT2"><text:span text:style-name="MT2">Amtsgericht: Charlottenburg </text:span></text:p>
              <text:p text:style-name="MP4" loext:marker-style-name="MT2"><text:span text:style-name="MT2">Geschäftsführer: Max Mustermann</text:span></text:p>
              <text:p text:style-name="MP4" loext:marker-style-name="MT2"><text:span text:style-name="MT2">Webseite: www.firma.de </text:span></text:p>
            </table:table-cell>
          </table:table-row>
        </table:table>
        <text:p text:style-name="MP6" loext:marker-style-name="MT6"/>
      </style:footer>
    </style:master-page>
    <style:master-page style:name="Converted2" style:page-layout-name="Mpm2" draw:style-name="Mdp1" style:next-style-name="Converted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ah Greuter</meta:initial-creator>
    <meta:editing-cycles>18</meta:editing-cycles>
    <meta:print-date>2025-01-17T12:17:47.456000000</meta:print-date>
    <meta:creation-date>2024-03-05T09:57:00</meta:creation-date>
    <dc:date>2025-02-24T15:54:17.924000000</dc:date>
    <meta:editing-duration>PT37M18S</meta:editing-duration>
    <meta:generator>LibreOffice/7.6.2.1$Windows_X86_64 LibreOffice_project/56f7684011345957bbf33a7ee678afaf4d2ba333</meta:generator>
    <meta:printed-by>PDF-Dateien</meta:printed-by>
    <meta:document-statistic meta:table-count="10" meta:image-count="1" meta:object-count="0" meta:page-count="1" meta:paragraph-count="61" meta:word-count="182" meta:character-count="1438" meta:non-whitespace-character-count="1301"/>
    <meta:user-defined meta:name="AppVersion">16.0000</meta:user-defined>
    <meta:template xlink:type="simple" xlink:actuate="onRequest" xlink:title="Normal" xlink:href=""/>
  </office:meta>
</office:document-meta>
</file>